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50000000CA78FAFB7874BC46E.png" manifest:media-type="image/png"/>
  <manifest:file-entry manifest:full-path="Pictures/10000D3C00000207000001254960A8733AFD2DC5.svg" manifest:media-type="image/svg+xml"/>
  <manifest:file-entry manifest:full-path="Pictures/10000F550000016A000000FCA1A8AA4F0CBC46D4.svg" manifest:media-type="image/svg+xml"/>
  <manifest:file-entry manifest:full-path="Pictures/100002010000000F00000008266F8920277AFCB2.png" manifest:media-type="image/png"/>
  <manifest:file-entry manifest:full-path="Pictures/100002010000001A000000103FAD6F0A8FCB3577.png" manifest:media-type="image/png"/>
  <manifest:file-entry manifest:full-path="Pictures/100002010000000C0000000AFEEA976BCA887A85.png" manifest:media-type="image/png"/>
  <manifest:file-entry manifest:full-path="Pictures/10000F2500000172000000CCC4A5D0BBB3050031.svg" manifest:media-type="image/svg+xml"/>
  <manifest:file-entry manifest:full-path="Pictures/1000099900000113000000F08A01B95287B93EF6.svg" manifest:media-type="image/svg+xml"/>
  <manifest:file-entry manifest:full-path="Pictures/10000EC5000002790000017AD9B6FA4900C5D04E.svg" manifest:media-type="image/svg+xml"/>
  <manifest:file-entry manifest:full-path="Pictures/100002010000000B0000000A9C03E7A33AA10F1F.png" manifest:media-type="image/png"/>
  <manifest:file-entry manifest:full-path="Pictures/100002010000001A0000001012B7907D7D348259.png" manifest:media-type="image/png"/>
  <manifest:file-entry manifest:full-path="Pictures/100002010000000B00000006B152251D7AD75BA6.png" manifest:media-type="image/png"/>
  <manifest:file-entry manifest:full-path="Pictures/1000070A000000EF000000F0B7CB1D5AA35BADD3.svg" manifest:media-type="image/svg+xml"/>
  <manifest:file-entry manifest:full-path="Pictures/100002010000000F0000000A786B10E90E55F17B.png" manifest:media-type="image/png"/>
  <manifest:file-entry manifest:full-path="Pictures/100002010000000A0000000AB81E1285548639C1.png" manifest:media-type="image/png"/>
  <manifest:file-entry manifest:full-path="Pictures/10000BF300000141000000F033FF6149A11C2F22.svg" manifest:media-type="image/svg+xml"/>
  <manifest:file-entry manifest:full-path="Pictures/1000076D000000BA0000009729A12AB1377E0A8B.svg" manifest:media-type="image/svg+xml"/>
  <manifest:file-entry manifest:full-path="Pictures/100009320000010500000097E21DBA16F32704F9.svg" manifest:media-type="image/svg+xml"/>
  <manifest:file-entry manifest:full-path="Pictures/100002010000000800000006FB08B5C673517671.png" manifest:media-type="image/png"/>
  <manifest:file-entry manifest:full-path="Pictures/10000C2D000002690000017AC7E18A3AFD49C4C0.svg" manifest:media-type="image/svg+xml"/>
  <manifest:file-entry manifest:full-path="Pictures/100002010000000D0000000A5AB6D554B516D2FC.png" manifest:media-type="image/png"/>
  <manifest:file-entry manifest:full-path="Pictures/1000072E0000011C000000F034FF714E81659E1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4.05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6.8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2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3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4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5" style:family="graphic" style:parent-style-name="objectwithoutfill">
      <style:graphic-properties svg:stroke-color="#000000" draw:marker-start="Arrow" draw:marker-start-width="0.1cm" draw:marker-end="Arrow" draw:marker-end-width="0.1cm" draw:fill="none" draw:textarea-vertical-align="middle"/>
    </style:style>
    <style:style style:name="gr16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min-height="0.8cm" fo:min-width="3.114cm" fo:padding-top="0.135cm" fo:padding-bottom="0.135cm" fo:padding-left="0.26cm" fo:padding-right="0.26cm"/>
    </style:style>
    <style:style style:name="gr17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8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gr19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0" style:family="graphic" style:parent-style-name="Arrow_20_Line" style:list-style-name="L1">
      <style:graphic-properties draw:marker-start-width="0.1cm" draw:marker-end-width="0.1cm" draw:textarea-vertical-align="middl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53cm" svg:height="1.1cm" svg:x="12.082cm" svg:y="1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cm" svg:height="1.1cm" svg:x="0.6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25cm" svg:y1="2.101cm" svg:x2="4.25cm" svg:y2="1.6cm">
          <text:p/>
        </draw:line>
        <draw:custom-shape draw:style-name="gr4" draw:text-style-name="P3" draw:layer="layout" svg:width="0.2cm" svg:height="0.2cm" svg:x="0.601cm" svg:y="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7.712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5cm" svg:x="4.14cm" svg:y="0.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display§F§svg§600§FALSE§</svg:desc>
          <draw:frame draw:style-name="gr6" draw:text-style-name="P2" draw:layer="layout" svg:width="0.384cm" svg:height="0.335cm" svg:x="4.442cm" svg:y="0.376cm">
            <draw:image xlink:href="Pictures/1000099900000113000000F08A01B95287B93EF6.svg" xlink:type="simple" xlink:show="embed" xlink:actuate="onLoad" draw:mime-type="image/svg+xml">
              <text:p/>
            </draw:image>
            <draw:image xlink:href="Pictures/100002010000000B0000000A9C03E7A33AA10F1F.png" xlink:type="simple" xlink:show="embed" xlink:actuate="onLoad" draw:mime-type="image/png"/>
          </draw:frame>
        </draw:g>
        <draw:g>
          <svg:title>TexMaths</svg:title>
          <svg:desc>14§display§w§svg§600§FALSE§</svg:desc>
          <draw:frame draw:style-name="gr6" draw:text-style-name="P2" draw:layer="layout" svg:width="0.364cm" svg:height="0.21cm" svg:x="3.342cm" svg:y="1.077cm">
            <draw:image xlink:href="Pictures/100009320000010500000097E21DBA16F32704F9.svg" xlink:type="simple" xlink:show="embed" xlink:actuate="onLoad" draw:mime-type="image/svg+xml">
              <text:p/>
            </draw:image>
            <draw:image xlink:href="Pictures/100002010000000B00000006B152251D7AD75BA6.png" xlink:type="simple" xlink:show="embed" xlink:actuate="onLoad" draw:mime-type="image/png"/>
          </draw:frame>
        </draw:g>
        <draw:line draw:style-name="gr3" draw:text-style-name="P4" draw:layer="layout" svg:x1="4.24cm" svg:y1="1cm" svg:x2="4.24cm" svg:y2="1.14cm">
          <text:p/>
        </draw:line>
        <draw:line draw:style-name="gr3" draw:text-style-name="P2" draw:layer="layout" svg:x1="3.8cm" svg:y1="1.14cm" svg:x2="4.3cm" svg:y2="1.14cm">
          <text:p/>
        </draw:line>
        <draw:measure draw:style-name="gr7" draw:text-style-name="P6" draw:layer="measurelines" svg:x1="7.8cm" svg:y1="2.3cm" svg:x2="0.7cm" svg:y2="2.3cm">
          <text:p text:style-name="P5"><text:measure text:kind="gap"/><text:measure text:kind="value">7.1</text:measure><text:s/><text:measure text:kind="unit">cm</text:measure><text:measure text:kind="gap"/></text:p>
        </draw:measure>
        <draw:g>
          <svg:title>TexMaths</svg:title>
          <svg:desc>14§display§L§svg§600§FALSE§</svg:desc>
          <draw:frame draw:style-name="gr6" draw:text-style-name="P2" draw:layer="layout" svg:width="0.333cm" svg:height="0.335cm" svg:x="4.058cm" svg:y="2.616cm">
            <draw:image xlink:href="Pictures/1000070A000000EF000000F0B7CB1D5AA35BADD3.svg" xlink:type="simple" xlink:show="embed" xlink:actuate="onLoad" draw:mime-type="image/svg+xml">
              <text:p/>
            </draw:image>
            <draw:image xlink:href="Pictures/100002010000000A0000000AB81E1285548639C1.png" xlink:type="simple" xlink:show="embed" xlink:actuate="onLoad" draw:mime-type="image/png"/>
          </draw:frame>
        </draw:g>
        <draw:measure draw:style-name="gr8" draw:text-style-name="P6" draw:layer="layout" svg:x1="7.96cm" svg:y1="1cm" svg:x2="7.96cm" svg:y2="2.1cm">
          <text:p text:style-name="P5"><text:measure text:kind="gap"/><text:measure text:kind="value">1.1</text:measure><text:s/><text:measure text:kind="unit">cm</text:measure><text:measure text:kind="gap"/></text:p>
        </draw:measure>
        <draw:g>
          <svg:title>TexMaths</svg:title>
          <svg:desc>14§display§H§svg§600§FALSE§</svg:desc>
          <draw:frame draw:style-name="gr6" draw:text-style-name="P2" draw:layer="layout" svg:width="0.448cm" svg:height="0.335cm" svg:x="8.159cm" svg:y="1.418cm">
            <draw:image xlink:href="Pictures/10000BF300000141000000F033FF6149A11C2F22.svg" xlink:type="simple" xlink:show="embed" xlink:actuate="onLoad" draw:mime-type="image/svg+xml">
              <text:p/>
            </draw:image>
            <draw:image xlink:href="Pictures/100002010000000D0000000A5AB6D554B516D2FC.png" xlink:type="simple" xlink:show="embed" xlink:actuate="onLoad" draw:mime-type="image/png"/>
          </draw:frame>
        </draw:g>
        <draw:measure draw:style-name="gr9" draw:text-style-name="P6" draw:layer="layout" svg:x1="4.26cm" svg:y1="1.6cm" svg:x2="4.26cm" svg:y2="2.1cm">
          <text:p text:style-name="P5"><text:measure text:kind="gap"/><text:measure text:kind="value">0.5</text:measure><text:s/><text:measure text:kind="unit">cm</text:measure><text:measure text:kind="gap"/></text:p>
        </draw:measure>
        <draw:g>
          <svg:title>TexMaths</svg:title>
          <svg:desc>14§display§a§svg§600§FALSE§</svg:desc>
          <draw:frame draw:style-name="gr6" draw:text-style-name="P2" draw:layer="layout" svg:width="0.259cm" svg:height="0.21cm" svg:x="4.64cm" svg:y="1.739cm">
            <draw:image xlink:href="Pictures/1000076D000000BA0000009729A12AB1377E0A8B.svg" xlink:type="simple" xlink:show="embed" xlink:actuate="onLoad" draw:mime-type="image/svg+xml">
              <text:p/>
            </draw:image>
            <draw:image xlink:href="Pictures/100002010000000800000006FB08B5C673517671.png" xlink:type="simple" xlink:show="embed" xlink:actuate="onLoad" draw:mime-type="image/png"/>
          </draw:frame>
        </draw:g>
        <draw:line draw:style-name="gr3" draw:text-style-name="P2" draw:layer="layout" svg:x1="19.35cm" svg:y1="2.102cm" svg:x2="19.35cm" svg:y2="1.601cm">
          <text:p/>
        </draw:line>
        <draw:custom-shape draw:style-name="gr4" draw:text-style-name="P3" draw:layer="layout" svg:width="0.2cm" svg:height="0.2cm" svg:x="15.701cm" svg:y="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cm" svg:height="0.2cm" svg:x="22.812cm" svg:y="2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5cm" svg:x="19.24cm" svg:y="0.4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display§F§svg§600§FALSE§</svg:desc>
          <draw:frame draw:style-name="gr6" draw:text-style-name="P2" draw:layer="layout" svg:width="0.384cm" svg:height="0.335cm" svg:x="19.542cm" svg:y="0.377cm">
            <draw:image xlink:href="Pictures/1000099900000113000000F08A01B95287B93EF6.svg" xlink:type="simple" xlink:show="embed" xlink:actuate="onLoad" draw:mime-type="image/svg+xml">
              <text:p/>
            </draw:image>
            <draw:image xlink:href="Pictures/100002010000000B0000000A9C03E7A33AA10F1F.png" xlink:type="simple" xlink:show="embed" xlink:actuate="onLoad" draw:mime-type="image/png"/>
          </draw:frame>
        </draw:g>
        <draw:g>
          <svg:title>TexMaths</svg:title>
          <svg:desc>14§display§w§svg§600§FALSE§</svg:desc>
          <draw:frame draw:style-name="gr6" draw:text-style-name="P2" draw:layer="layout" svg:width="0.364cm" svg:height="0.21cm" svg:x="18.442cm" svg:y="1.078cm">
            <draw:image xlink:href="Pictures/100009320000010500000097E21DBA16F32704F9.svg" xlink:type="simple" xlink:show="embed" xlink:actuate="onLoad" draw:mime-type="image/svg+xml">
              <text:p/>
            </draw:image>
            <draw:image xlink:href="Pictures/100002010000000B00000006B152251D7AD75BA6.png" xlink:type="simple" xlink:show="embed" xlink:actuate="onLoad" draw:mime-type="image/png"/>
          </draw:frame>
        </draw:g>
        <draw:line draw:style-name="gr3" draw:text-style-name="P4" draw:layer="layout" svg:x1="19.34cm" svg:y1="1.001cm" svg:x2="19.34cm" svg:y2="1.141cm">
          <text:p/>
        </draw:line>
        <draw:line draw:style-name="gr3" draw:text-style-name="P2" draw:layer="layout" svg:x1="18.9cm" svg:y1="1.141cm" svg:x2="19.4cm" svg:y2="1.141cm">
          <text:p/>
        </draw:line>
        <draw:measure draw:style-name="gr10" draw:text-style-name="P6" draw:layer="layout" svg:x1="22.9cm" svg:y1="2.301cm" svg:x2="15.8cm" svg:y2="2.301cm">
          <text:p text:style-name="P5"><text:measure text:kind="gap"/><text:measure text:kind="value">7.1</text:measure><text:s/><text:measure text:kind="unit">cm</text:measure><text:measure text:kind="gap"/></text:p>
        </draw:measure>
        <draw:g>
          <svg:title>TexMaths</svg:title>
          <svg:desc>14§display§L§svg§600§FALSE§</svg:desc>
          <draw:frame draw:style-name="gr6" draw:text-style-name="P2" draw:layer="layout" svg:width="0.333cm" svg:height="0.335cm" svg:x="19.158cm" svg:y="2.617cm">
            <draw:image xlink:href="Pictures/1000070A000000EF000000F0B7CB1D5AA35BADD3.svg" xlink:type="simple" xlink:show="embed" xlink:actuate="onLoad" draw:mime-type="image/svg+xml">
              <text:p/>
            </draw:image>
            <draw:image xlink:href="Pictures/100002010000000A0000000AB81E1285548639C1.png" xlink:type="simple" xlink:show="embed" xlink:actuate="onLoad" draw:mime-type="image/png"/>
          </draw:frame>
        </draw:g>
        <draw:measure draw:style-name="gr11" draw:text-style-name="P6" draw:layer="layout" svg:x1="26.76cm" svg:y1="1.001cm" svg:x2="26.76cm" svg:y2="2.101cm">
          <text:p text:style-name="P5"><text:measure text:kind="gap"/><text:measure text:kind="value">1.1</text:measure><text:s/><text:measure text:kind="unit">cm</text:measure><text:measure text:kind="gap"/></text:p>
        </draw:measure>
        <draw:g>
          <svg:title>TexMaths</svg:title>
          <svg:desc>14§display§H§svg§600§FALSE§</svg:desc>
          <draw:frame draw:style-name="gr6" draw:text-style-name="P2" draw:layer="layout" svg:width="0.448cm" svg:height="0.335cm" svg:x="26.959cm" svg:y="1.419cm">
            <draw:image xlink:href="Pictures/10000BF300000141000000F033FF6149A11C2F22.svg" xlink:type="simple" xlink:show="embed" xlink:actuate="onLoad" draw:mime-type="image/svg+xml">
              <text:p/>
            </draw:image>
            <draw:image xlink:href="Pictures/100002010000000D0000000A5AB6D554B516D2FC.png" xlink:type="simple" xlink:show="embed" xlink:actuate="onLoad" draw:mime-type="image/png"/>
          </draw:frame>
        </draw:g>
        <draw:measure draw:style-name="gr12" draw:text-style-name="P6" draw:layer="layout" svg:x1="19.36cm" svg:y1="1.601cm" svg:x2="19.36cm" svg:y2="2.101cm">
          <text:p text:style-name="P5"><text:measure text:kind="gap"/><text:measure text:kind="value">0.5</text:measure><text:s/><text:measure text:kind="unit">cm</text:measure><text:measure text:kind="gap"/></text:p>
        </draw:measure>
        <draw:g>
          <svg:title>TexMaths</svg:title>
          <svg:desc>14§display§a§svg§600§FALSE§</svg:desc>
          <draw:frame draw:style-name="gr6" draw:text-style-name="P2" draw:layer="layout" svg:width="0.259cm" svg:height="0.21cm" svg:x="19.74cm" svg:y="1.74cm">
            <draw:image xlink:href="Pictures/1000076D000000BA0000009729A12AB1377E0A8B.svg" xlink:type="simple" xlink:show="embed" xlink:actuate="onLoad" draw:mime-type="image/svg+xml">
              <text:p/>
            </draw:image>
            <draw:image xlink:href="Pictures/100002010000000800000006FB08B5C673517671.png" xlink:type="simple" xlink:show="embed" xlink:actuate="onLoad" draw:mime-type="image/png"/>
          </draw:frame>
        </draw:g>
        <draw:measure draw:style-name="gr13" draw:text-style-name="P6" draw:layer="layout" svg:x1="15.8cm" svg:y1="2.301cm" svg:x2="12.082cm" svg:y2="2.301cm">
          <text:p text:style-name="P5"><text:measure text:kind="gap"/><text:measure text:kind="value">3.72</text:measure><text:s/><text:measure text:kind="unit">cm</text:measure><text:measure text:kind="gap"/></text:p>
        </draw:measure>
        <draw:measure draw:style-name="gr14" draw:text-style-name="P6" draw:layer="layout" svg:x1="26.613cm" svg:y1="2.301cm" svg:x2="22.895cm" svg:y2="2.301cm">
          <text:p text:style-name="P5"><text:measure text:kind="gap"/><text:measure text:kind="value">3.72</text:measure><text:s/><text:measure text:kind="unit">cm</text:measure><text:measure text:kind="gap"/></text:p>
        </draw:measure>
        <draw:g>
          <svg:title>TexMaths</svg:title>
          <svg:desc>14§display§L/2§svg§600§FALSE§</svg:desc>
          <draw:frame draw:style-name="gr6" draw:text-style-name="P2" draw:layer="layout" svg:width="0.862cm" svg:height="0.528cm" svg:x="13.25cm" svg:y="2.54cm">
            <draw:image xlink:href="Pictures/10000C2D000002690000017AC7E18A3AFD49C4C0.svg" xlink:type="simple" xlink:show="embed" xlink:actuate="onLoad" draw:mime-type="image/svg+xml">
              <text:p/>
            </draw:image>
            <draw:image xlink:href="Pictures/100002010000001A0000001012B7907D7D348259.png" xlink:type="simple" xlink:show="embed" xlink:actuate="onLoad" draw:mime-type="image/png"/>
          </draw:frame>
        </draw:g>
        <draw:g>
          <svg:title>TexMaths</svg:title>
          <svg:desc>14§display§L/2§svg§600§FALSE§</svg:desc>
          <draw:frame draw:style-name="gr6" draw:text-style-name="P2" draw:layer="layout" svg:width="0.862cm" svg:height="0.528cm" svg:x="24.25cm" svg:y="2.54cm">
            <draw:image xlink:href="Pictures/10000C2D000002690000017AC7E18A3AFD49C4C0.svg" xlink:type="simple" xlink:show="embed" xlink:actuate="onLoad" draw:mime-type="image/svg+xml">
              <text:p/>
            </draw:image>
            <draw:image xlink:href="Pictures/100002010000001A0000001012B7907D7D348259.png" xlink:type="simple" xlink:show="embed" xlink:actuate="onLoad" draw:mime-type="image/png"/>
          </draw:frame>
        </draw:g>
        <draw:g>
          <svg:title>TexMaths</svg:title>
          <svg:desc>14§display§B§svg§600§FALSE§</svg:desc>
          <draw:frame draw:style-name="gr6" draw:text-style-name="P2" draw:layer="layout" svg:width="0.396cm" svg:height="0.335cm" svg:x="7.459cm" svg:y="0.509cm">
            <draw:image xlink:href="Pictures/1000072E0000011C000000F034FF714E81659E18.svg" xlink:type="simple" xlink:show="embed" xlink:actuate="onLoad" draw:mime-type="image/svg+xml">
              <text:p/>
            </draw:image>
            <draw:image xlink:href="Pictures/100002010000000C0000000AFEEA976BCA887A85.png" xlink:type="simple" xlink:show="embed" xlink:actuate="onLoad" draw:mime-type="image/png"/>
          </draw:frame>
        </draw:g>
        <draw:line draw:style-name="gr15" draw:text-style-name="P7" draw:layer="layout" svg:x1="7.9cm" svg:y1="1cm" svg:x2="8.4cm" svg:y2="0.6cm">
          <text:p/>
        </draw:line>
        <draw:g>
          <svg:title>TexMaths</svg:title>
          <svg:desc>14§display§B§svg§600§FALSE§</svg:desc>
          <draw:frame draw:style-name="gr6" draw:text-style-name="P2" draw:layer="layout" svg:width="0.396cm" svg:height="0.335cm" svg:x="26.16cm" svg:y="0.51cm">
            <draw:image xlink:href="Pictures/1000072E0000011C000000F034FF714E81659E18.svg" xlink:type="simple" xlink:show="embed" xlink:actuate="onLoad" draw:mime-type="image/svg+xml">
              <text:p/>
            </draw:image>
            <draw:image xlink:href="Pictures/100002010000000C0000000AFEEA976BCA887A85.png" xlink:type="simple" xlink:show="embed" xlink:actuate="onLoad" draw:mime-type="image/png"/>
          </draw:frame>
        </draw:g>
        <draw:line draw:style-name="gr15" draw:text-style-name="P7" draw:layer="layout" svg:x1="26.601cm" svg:y1="1.001cm" svg:x2="27.101cm" svg:y2="0.601cm">
          <text:p/>
        </draw:line>
        <draw:custom-shape draw:style-name="gr16" draw:text-style-name="P1" draw:layer="layout" svg:width="3.664cm" svg:height="1.1cm" svg:x="4.236cm" svg:y="7.3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2cm" svg:x="7.712cm" svg:y="8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5cm" svg:x="4.14cm" svg:y="6.7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svg:title>TexMaths</svg:title>
          <svg:desc>14§display§F/2§svg§600§FALSE§</svg:desc>
          <draw:frame draw:style-name="gr6" draw:text-style-name="P2" draw:layer="layout" svg:width="0.885cm" svg:height="0.528cm" svg:x="4.443cm" svg:y="6.577cm">
            <draw:image xlink:href="Pictures/10000EC5000002790000017AD9B6FA4900C5D04E.svg" xlink:type="simple" xlink:show="embed" xlink:actuate="onLoad" draw:mime-type="image/svg+xml">
              <text:p/>
            </draw:image>
            <draw:image xlink:href="Pictures/100002010000001A000000103FAD6F0A8FCB3577.png" xlink:type="simple" xlink:show="embed" xlink:actuate="onLoad" draw:mime-type="image/png"/>
          </draw:frame>
        </draw:g>
        <draw:g>
          <svg:title>TexMaths</svg:title>
          <svg:desc>14§display§w§svg§600§FALSE§</svg:desc>
          <draw:frame draw:style-name="gr6" draw:text-style-name="P2" draw:layer="layout" svg:width="0.364cm" svg:height="0.21cm" svg:x="3.342cm" svg:y="7.378cm">
            <draw:image xlink:href="Pictures/100009320000010500000097E21DBA16F32704F9.svg" xlink:type="simple" xlink:show="embed" xlink:actuate="onLoad" draw:mime-type="image/svg+xml">
              <text:p/>
            </draw:image>
            <draw:image xlink:href="Pictures/100002010000000B00000006B152251D7AD75BA6.png" xlink:type="simple" xlink:show="embed" xlink:actuate="onLoad" draw:mime-type="image/png"/>
          </draw:frame>
        </draw:g>
        <draw:line draw:style-name="gr3" draw:text-style-name="P4" draw:layer="layout" svg:x1="4.24cm" svg:y1="7.301cm" svg:x2="4.24cm" svg:y2="7.441cm">
          <text:p/>
        </draw:line>
        <draw:line draw:style-name="gr3" draw:text-style-name="P2" draw:layer="layout" svg:x1="3.745cm" svg:y1="7.441cm" svg:x2="4.245cm" svg:y2="7.441cm">
          <text:p/>
        </draw:line>
        <draw:measure draw:style-name="gr17" draw:text-style-name="P6" draw:layer="layout" svg:x1="7.8cm" svg:y1="8.601cm" svg:x2="4.236cm" svg:y2="8.601cm">
          <text:p text:style-name="P5"/>
        </draw:measure>
        <draw:g>
          <svg:title>TexMaths</svg:title>
          <svg:desc>14§display§L/2§svg§600§FALSE§</svg:desc>
          <draw:frame draw:style-name="gr6" draw:text-style-name="P2" draw:layer="layout" svg:width="0.862cm" svg:height="0.528cm" svg:x="5.623cm" svg:y="8.867cm">
            <draw:image xlink:href="Pictures/10000C2D000002690000017AC7E18A3AFD49C4C0.svg" xlink:type="simple" xlink:show="embed" xlink:actuate="onLoad" draw:mime-type="image/svg+xml">
              <text:p/>
            </draw:image>
            <draw:image xlink:href="Pictures/100002010000001A0000001012B7907D7D348259.png" xlink:type="simple" xlink:show="embed" xlink:actuate="onLoad" draw:mime-type="image/png"/>
          </draw:frame>
        </draw:g>
        <draw:measure draw:style-name="gr18" draw:text-style-name="P6" draw:layer="layout" svg:x1="8.36cm" svg:y1="7.301cm" svg:x2="8.36cm" svg:y2="8.401cm">
          <text:p text:style-name="P5"/>
        </draw:measure>
        <draw:g>
          <svg:title>TexMaths</svg:title>
          <svg:desc>14§display§H§svg§600§FALSE§</svg:desc>
          <draw:frame draw:style-name="gr6" draw:text-style-name="P2" draw:layer="layout" svg:width="0.448cm" svg:height="0.335cm" svg:x="9.259cm" svg:y="7.719cm">
            <draw:image xlink:href="Pictures/10000BF300000141000000F033FF6149A11C2F22.svg" xlink:type="simple" xlink:show="embed" xlink:actuate="onLoad" draw:mime-type="image/svg+xml">
              <text:p/>
            </draw:image>
            <draw:image xlink:href="Pictures/100002010000000D0000000A5AB6D554B516D2FC.png" xlink:type="simple" xlink:show="embed" xlink:actuate="onLoad" draw:mime-type="image/png"/>
          </draw:frame>
        </draw:g>
        <draw:g>
          <svg:title>TexMaths</svg:title>
          <svg:desc>14§display§a§svg§600§FALSE§</svg:desc>
          <draw:frame draw:style-name="gr6" draw:text-style-name="P2" draw:layer="layout" svg:width="0.259cm" svg:height="0.21cm" svg:x="3.64cm" svg:y="8.04cm">
            <draw:image xlink:href="Pictures/1000076D000000BA0000009729A12AB1377E0A8B.svg" xlink:type="simple" xlink:show="embed" xlink:actuate="onLoad" draw:mime-type="image/svg+xml">
              <text:p/>
            </draw:image>
            <draw:image xlink:href="Pictures/100002010000000800000006FB08B5C673517671.png" xlink:type="simple" xlink:show="embed" xlink:actuate="onLoad" draw:mime-type="image/png"/>
          </draw:frame>
        </draw:g>
        <draw:g>
          <svg:title>TexMaths</svg:title>
          <svg:desc>14§display§B§svg§600§FALSE§</svg:desc>
          <draw:frame draw:style-name="gr6" draw:text-style-name="P2" draw:layer="layout" svg:width="0.396cm" svg:height="0.335cm" svg:x="7.459cm" svg:y="6.81cm">
            <draw:image xlink:href="Pictures/1000072E0000011C000000F034FF714E81659E18.svg" xlink:type="simple" xlink:show="embed" xlink:actuate="onLoad" draw:mime-type="image/svg+xml">
              <text:p/>
            </draw:image>
            <draw:image xlink:href="Pictures/100002010000000C0000000AFEEA976BCA887A85.png" xlink:type="simple" xlink:show="embed" xlink:actuate="onLoad" draw:mime-type="image/png"/>
          </draw:frame>
        </draw:g>
        <draw:line draw:style-name="gr15" draw:text-style-name="P7" draw:layer="layout" svg:x1="7.9cm" svg:y1="7.301cm" svg:x2="8.4cm" svg:y2="6.901cm">
          <text:p/>
        </draw:line>
        <draw:line draw:style-name="gr19" draw:text-style-name="P7" draw:layer="layout" svg:x1="4.185cm" svg:y1="7.9cm" svg:x2="4.185cm" svg:y2="7.3cm">
          <text:p/>
        </draw:line>
        <draw:line draw:style-name="gr3" draw:text-style-name="P7" draw:layer="layout" svg:x1="4.09cm" svg:y1="7.305cm" svg:x2="4.19cm" svg:y2="7.405cm">
          <text:p/>
        </draw:line>
        <draw:line draw:style-name="gr3" draw:text-style-name="P7" draw:layer="layout" svg:x1="4.09cm" svg:y1="7.405cm" svg:x2="4.19cm" svg:y2="7.505cm">
          <text:p/>
        </draw:line>
        <draw:line draw:style-name="gr3" draw:text-style-name="P7" draw:layer="layout" svg:x1="4.09cm" svg:y1="7.505cm" svg:x2="4.19cm" svg:y2="7.605cm">
          <text:p/>
        </draw:line>
        <draw:line draw:style-name="gr3" draw:text-style-name="P7" draw:layer="layout" svg:x1="4.09cm" svg:y1="7.605cm" svg:x2="4.19cm" svg:y2="7.705cm">
          <text:p/>
        </draw:line>
        <draw:line draw:style-name="gr3" draw:text-style-name="P7" draw:layer="layout" svg:x1="4.09cm" svg:y1="7.705cm" svg:x2="4.19cm" svg:y2="7.805cm">
          <text:p/>
        </draw:line>
        <draw:line draw:style-name="gr3" draw:text-style-name="P7" draw:layer="layout" svg:x1="4.09cm" svg:y1="7.805cm" svg:x2="4.19cm" svg:y2="7.905cm">
          <text:p/>
        </draw:line>
        <draw:line draw:style-name="gr3" draw:text-style-name="P2" draw:layer="layout" svg:x1="3.8cm" svg:y1="7.9cm" svg:x2="4.18cm" svg:y2="7.906cm">
          <text:p/>
        </draw:line>
        <draw:line draw:style-name="gr3" draw:text-style-name="P2" draw:layer="layout" svg:x1="3.74cm" svg:y1="7.306cm" svg:x2="4.24cm" svg:y2="7.306cm">
          <text:p/>
        </draw:line>
        <draw:line draw:style-name="gr3" draw:text-style-name="P7" draw:layer="layout" svg:x1="3.79cm" svg:y1="7.205cm" svg:x2="3.79cm" svg:y2="7.505cm">
          <text:p/>
        </draw:line>
        <draw:line draw:style-name="gr3" draw:text-style-name="P7" draw:layer="layout" svg:x1="4.335cm" svg:y1="7.3cm" svg:x2="4.335cm" svg:y2="8.4cm">
          <text:p/>
        </draw:line>
        <draw:line draw:style-name="gr3" draw:text-style-name="P7" draw:layer="layout" svg:x1="4.825cm" svg:y1="7.3cm" svg:x2="4.825cm" svg:y2="8.4cm">
          <text:p/>
        </draw:line>
        <draw:line draw:style-name="gr3" draw:text-style-name="P7" draw:layer="layout" svg:x1="5.325cm" svg:y1="7.3cm" svg:x2="5.325cm" svg:y2="8.4cm">
          <text:p/>
        </draw:line>
        <draw:line draw:style-name="gr3" draw:text-style-name="P7" draw:layer="layout" svg:x1="5.825cm" svg:y1="7.3cm" svg:x2="5.825cm" svg:y2="8.4cm">
          <text:p/>
        </draw:line>
        <draw:line draw:style-name="gr3" draw:text-style-name="P7" draw:layer="layout" svg:x1="6.325cm" svg:y1="7.3cm" svg:x2="6.325cm" svg:y2="8.4cm">
          <text:p/>
        </draw:line>
        <draw:line draw:style-name="gr3" draw:text-style-name="P7" draw:layer="layout" svg:x1="6.825cm" svg:y1="7.3cm" svg:x2="6.825cm" svg:y2="8.4cm">
          <text:p/>
        </draw:line>
        <draw:line draw:style-name="gr3" draw:text-style-name="P7" draw:layer="layout" svg:x1="7.325cm" svg:y1="7.3cm" svg:x2="7.325cm" svg:y2="8.4cm">
          <text:p/>
        </draw:line>
        <draw:g>
          <draw:line draw:style-name="gr3" draw:text-style-name="P7" draw:layer="layout" svg:x1="7.9cm" svg:y1="7.405cm" svg:x2="4.236cm" svg:y2="7.405cm">
            <text:p/>
          </draw:line>
          <draw:line draw:style-name="gr3" draw:text-style-name="P7" draw:layer="layout" svg:x1="7.9cm" svg:y1="7.505cm" svg:x2="4.236cm" svg:y2="7.505cm">
            <text:p/>
          </draw:line>
          <draw:line draw:style-name="gr3" draw:text-style-name="P7" draw:layer="layout" svg:x1="7.9cm" svg:y1="7.605cm" svg:x2="4.236cm" svg:y2="7.605cm">
            <text:p/>
          </draw:line>
          <draw:line draw:style-name="gr3" draw:text-style-name="P7" draw:layer="layout" svg:x1="7.9cm" svg:y1="7.705cm" svg:x2="4.236cm" svg:y2="7.705cm">
            <text:p/>
          </draw:line>
          <draw:line draw:style-name="gr3" draw:text-style-name="P7" draw:layer="layout" svg:x1="7.9cm" svg:y1="7.805cm" svg:x2="4.236cm" svg:y2="7.805cm">
            <text:p/>
          </draw:line>
          <draw:line draw:style-name="gr3" draw:text-style-name="P7" draw:layer="layout" svg:x1="7.9cm" svg:y1="7.905cm" svg:x2="4.236cm" svg:y2="7.905cm">
            <text:p/>
          </draw:line>
          <draw:line draw:style-name="gr3" draw:text-style-name="P7" draw:layer="layout" svg:x1="7.9cm" svg:y1="8.005cm" svg:x2="4.236cm" svg:y2="8.005cm">
            <text:p/>
          </draw:line>
          <draw:line draw:style-name="gr3" draw:text-style-name="P7" draw:layer="layout" svg:x1="7.9cm" svg:y1="8.105cm" svg:x2="4.236cm" svg:y2="8.105cm">
            <text:p/>
          </draw:line>
          <draw:line draw:style-name="gr3" draw:text-style-name="P7" draw:layer="layout" svg:x1="7.9cm" svg:y1="8.205cm" svg:x2="4.236cm" svg:y2="8.205cm">
            <text:p/>
          </draw:line>
          <draw:line draw:style-name="gr3" draw:text-style-name="P7" draw:layer="layout" svg:x1="7.9cm" svg:y1="8.305cm" svg:x2="4.236cm" svg:y2="8.305cm">
            <text:p/>
          </draw:line>
        </draw:g>
        <draw:g>
          <svg:title>TexMaths</svg:title>
          <svg:desc>14§display§n_{x}§svg§600§FALSE§</svg:desc>
          <draw:frame draw:style-name="gr6" draw:text-style-name="P2" draw:layer="layout" svg:width="0.517cm" svg:height="0.284cm" svg:x="5.743cm" svg:y="6.879cm">
            <draw:image xlink:href="Pictures/10000F2500000172000000CCC4A5D0BBB3050031.svg" xlink:type="simple" xlink:show="embed" xlink:actuate="onLoad" draw:mime-type="image/svg+xml">
              <text:p/>
            </draw:image>
            <draw:image xlink:href="Pictures/100002010000000F00000008266F8920277AFCB2.png" xlink:type="simple" xlink:show="embed" xlink:actuate="onLoad" draw:mime-type="image/png"/>
          </draw:frame>
        </draw:g>
        <draw:g>
          <svg:title>TexMaths</svg:title>
          <svg:desc>14§display§n_{y}§svg§600§FALSE§</svg:desc>
          <draw:frame draw:style-name="gr6" draw:text-style-name="P2" draw:layer="layout" svg:width="0.505cm" svg:height="0.351cm" svg:x="8.045cm" svg:y="7.78cm">
            <draw:image xlink:href="Pictures/10000F550000016A000000FCA1A8AA4F0CBC46D4.svg" xlink:type="simple" xlink:show="embed" xlink:actuate="onLoad" draw:mime-type="image/svg+xml">
              <text:p/>
            </draw:image>
            <draw:image xlink:href="Pictures/100002010000000F0000000A786B10E90E55F17B.png" xlink:type="simple" xlink:show="embed" xlink:actuate="onLoad" draw:mime-type="image/png"/>
          </draw:frame>
        </draw:g>
        <draw:g>
          <svg:title>TexMaths</svg:title>
          <svg:desc>14§display§L_\mathrm{cb}§svg§600§FALSE§</svg:desc>
          <draw:frame draw:style-name="gr6" draw:text-style-name="P2" draw:layer="layout" svg:width="0.725cm" svg:height="0.409cm" svg:x="3.399cm" svg:y="8.893cm">
            <draw:image xlink:href="Pictures/10000D3C00000207000001254960A8733AFD2DC5.svg" xlink:type="simple" xlink:show="embed" xlink:actuate="onLoad" draw:mime-type="image/svg+xml">
              <text:p/>
            </draw:image>
            <draw:image xlink:href="Pictures/10000201000000150000000CA78FAFB7874BC46E.png" xlink:type="simple" xlink:show="embed" xlink:actuate="onLoad" draw:mime-type="image/png"/>
          </draw:frame>
        </draw:g>
        <draw:measure draw:style-name="gr20" draw:text-style-name="P6" draw:layer="measurelines" svg:x1="4.335cm" svg:y1="8.2cm" svg:x2="4.235cm" svg:y2="8.2cm">
          <text:p text:style-name="P5"/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1-06-22T10:22:24.526952610</meta:creation-date>
    <dc:date>2021-06-23T14:22:27.643698354</dc:date>
    <dc:creator>Rostislav Chudoba</dc:creator>
    <meta:editing-duration>P1DT40M35S</meta:editing-duration>
    <meta:editing-cycles>6</meta:editing-cycles>
    <meta:generator>LibreOffice/7.1.4.2$Linux_X86_64 LibreOffice_project/10$Build-2</meta:generator>
    <meta:document-statistic meta:object-count="107"/>
  </office:meta>
</office:document-meta>
</file>